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k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table:formula="of:=LOG(1-[.B2])/LOG(1-POWER([.C2]; [.A2]))" office:value-type="float" office:value="73.2446772487579" calcext:value-type="float">
            <text:p>73.2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99" calcext:value-type="float">
            <text:p>0.99</text:p>
          </table:table-cell>
          <table:table-cell table:style-name="ce3" office:value-type="float" office:value="0.6" calcext:value-type="float">
            <text:p>0.60</text:p>
          </table:table-cell>
          <table:table-cell table:style-name="ce3" table:formula="of:=LOG(1-[.B3])/LOG(1-POWER([.C3]; [.A3]))" office:value-type="float" office:value="10.3188511585162" calcext:value-type="float">
            <text:p>10.3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99" calcext:value-type="float">
            <text:p>0.99</text:p>
          </table:table-cell>
          <table:table-cell table:style-name="ce3" office:value-type="float" office:value="0.7" calcext:value-type="float">
            <text:p>0.70</text:p>
          </table:table-cell>
          <table:table-cell table:style-name="ce3" table:formula="of:=LOG(1-[.B4])/LOG(1-POWER([.C4]; [.A4]))" office:value-type="float" office:value="6.83924769817531" calcext:value-type="float">
            <text:p>6.8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LOG(1-[.B5])/LOG(1-POWER([.C5]; [.A5]))" office:value-type="float" office:value="8.0039227796511" calcext:value-type="float">
            <text:p>8.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matches</text:p>
          </table:table-cell>
          <table:table-cell office:value-type="string" calcext:value-type="string">
            <text:p>TimeEssential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.6" calcext:value-type="float">
            <text:p>23.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.26" calcext:value-type="float">
            <text:p>44.26</text:p>
          </table:table-cell>
          <table:table-cell office:value-type="float" office:value="117" calcext:value-type="float">
            <text:p>1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17:22:03.392485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46:11.417484218</meta:creation-date>
    <dc:date>2019-05-25T21:14:06.582904395</dc:date>
    <meta:editing-duration>P1DT3H12M36S</meta:editing-duration>
    <meta:editing-cycles>2</meta:editing-cycles>
    <meta:generator>LibreOffice/5.1.6.2$Linux_X86_64 LibreOffice_project/10m0$Build-2</meta:generator>
    <meta:document-statistic meta:table-count="1" meta:cell-count="27" meta:object-count="0"/>
  </office:meta>
</office:document-meta>
</file>